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text-properties officeooo:rsid="00168897" officeooo:paragraph-rsid="0016889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a probar el correcto funcionamiento de la base de datos creada siguiendo el esquema relacional en PostgreSQL, se ha generado un fichero de inserción con datos falsos generados automáticamente para rellenar todas las tablas.</text:p>
      <text:p text:style-name="P1">La generación de los "insert" se ha hecho mediante la redirección de la salida de un script en python (fakeData.py) a un fichero sql (crearPostgre.sql) mediante el comando "python fakeData.py &gt; crearPostgre.sql".</text:p>
      <text:p text:style-name="P1">El script en python imprime por pantalla una serie de inserciones que se consiguen mediante un búcle para la inserción de las filas de cada tabla; los datos falsos se consiguen mediante invocaciones a un objeto "fake", por el cual ha sido necesario incluir una nueva libreria (Python Fake) mediante el comando "pip install fake-factory".</text:p>
      <text:p text:style-name="P1">En el script se han creado tres listas (usernames, projectnames, listnames) para guardar valores clave de nombres de usuario, de proyecto y de lista respectivamente, que luego son utilizados para referenciar filas existen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4" meta:word-count="154" meta:character-count="1000" meta:non-whitespace-character-count="850"/>
    <meta:generator>LibreOffice/5.1.6.2$Linux_X86_64 LibreOffice_project/10m0$Build-2</meta:generator>
  </office:meta>
</office:document-meta>
</file>